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3340000073D10106EA8.svm"/>
  <manifest:file-entry manifest:media-type="" manifest:full-path="Pictures/20000007000047020000374C4B52620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ading_20_1" style:list-style-name="WWNum1" style:master-page-name="First_20_Page">
      <style:paragraph-properties style:page-number="auto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6679578766097648" text:style-name="WWNum1">
        <text:list-header>
          <text:h text:style-name="P2" text:outline-level="1">Jenkins</text:h>
        </text:list-header>
      </text:list>
      <text:list xml:id="list4728170735923265667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24-1-2019</text:p>
      <text:p text:style-name="Standard"/>
      <text:p text:style-name="P1">Link de Interes:<text:tab/><text:tab/><text:a xlink:type="simple" xlink:href="https://www.udemy.com/devops-crash-course-cicd-with-jenkins-pipelines-groovy-dsl/learn/v4/t/lecture/12372184?start=0" text:style-name="Internet_20_link" text:visited-style-name="Visited_20_Internet_20_Link">Link de interes</text:a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list xml:id="list35641448" text:continue-numbering="true" text:style-name="Outline">
        <text:list-item>
          <text:list>
            <text:list-item>
              <text:h text:style-name="P3" text:outline-level="2">Que es </text:h>
            </text:list-item>
          </text:list>
        </text:list-item>
      </text:list>
      <text:p text:style-name="P1">Una plataforma de automatizacion</text:p>
      <text:list xml:id="list35639006" text:continue-numbering="true" text:style-name="Outline">
        <text:list-item>
          <text:list>
            <text:list-item>
              <text:h text:style-name="Heading_20_2" text:outline-level="2">CI/CD</text:h>
            </text:list-item>
          </text:list>
        </text:list-item>
      </text:list>
      <text:p text:style-name="P1">integración continua/distribución continua</text:p>
      <text:p text:style-name="P1">CI-&gt;Se integran a una línea principal, los desarrollos varias veces al día</text:p>
      <text:p text:style-name="P1"><draw:frame draw:style-name="fr1" draw:name="gráficos2" text:anchor-type="paragraph" svg:width="15.589cm" svg:height="12.137cm" draw:z-index="1"><draw:image xlink:href="Pictures/20000007000047020000374C4B526202.svm" xlink:type="simple" xlink:show="embed" xlink:actuate="onLoad"/></draw:frame></text:p>
      <text:p text:style-name="P1"/>
      <text:p text:style-name="P5"/>
      <text:p text:style-name="P1"><draw:frame draw:style-name="fr1" draw:name="gráficos1" text:anchor-type="paragraph" svg:width="15.589cm" svg:height="1.356cm" draw:z-index="0"><draw:image xlink:href="Pictures/20000007000053340000073D10106EA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24T11:27:58.13</meta:creation-date>
    <meta:editing-duration>PT4H16M45S</meta:editing-duration>
    <meta:generator>OpenOffice/4.1.6$Win32 OpenOffice.org_project/416m1$Build-9790</meta:generator>
    <meta:initial-creator>Máximo Meza</meta:initial-creator>
    <dc:date>2019-01-24T15:44:43.04</dc:date>
    <dc:creator>Máximo Meza</dc:creator>
    <meta:document-statistic meta:table-count="0" meta:image-count="2" meta:object-count="0" meta:page-count="3" meta:paragraph-count="13" meta:word-count="43" meta:character-count="3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